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0b0f9a" officeooo:paragraph-rsid="0012d2e8"/>
    </style:style>
    <style:style style:name="T1" style:family="text">
      <style:text-properties officeooo:rsid="00142e7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一、环境配置</text:p>
      <text:p text:style-name="P1">1、首先保证系统已经安装好MySQL软件并且打开了数据库服务。在Linux下安装MySQL很简单，只要执行sudo apt-get install mysql-server即可，在系统自动安装MySQL的过程中，需要设置数据库的管理员账号和管理员密码。在安装完之后可以执行mysql -u用户名 -p密码 命令来登录到MySQL数据库中。</text:p>
      <text:p text:style-name="P1">2、在工程文件的doc文件下有名为library_management_system_backup.sql的MySQL数据库备份文件，可以先用终端切换到doc目录下，然后执行mysql -u用户名 -p密码 [数据库名] &lt; library_management_system_backup.sql命令来还原已创建好的数据库。因为我们用的是MySQL中的InnoDB存储引擎，所以没有办法直接复制整个数据目录来进行备份。</text:p>
      <text:p text:style-name="P1"/>
      <text:p text:style-name="P1">二、程序运行</text:p>
      <text:p text:style-name="P1">打开Linux终端，切换到文件的bin目录下，执行./library_management_system操作即可运行程序。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1T22:45:53.741725291</meta:creation-date>
    <dc:date>2016-01-22T12:48:45.741746427</dc:date>
    <meta:editing-duration>P0D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5" meta:word-count="264" meta:character-count="452" meta:non-whitespace-character-count="441"/>
  </office:meta>
</office:document-meta>
</file>